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e86" officeooo:paragraph-rsid="0013be86"/>
    </style:style>
    <style:style style:name="P2" style:family="paragraph" style:parent-style-name="Standard">
      <style:text-properties officeooo:paragraph-rsid="0013be86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../../../../../search_v2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logo"/></text:p>
      <text:p text:style-name="Text_20_body">Chapeuzinho vermelho era uma linda menina que morava em uma bela casa com a sua mãe. A menina sempre usava uma capa e um pequeno chapéu na cor vermelha.</text:p>
      <text:p text:style-name="Text_20_body">Um belo dia, sua mãe pediu para que Chapeuzinho Vermelho fosse levar uma cesta de doces para sua vovó:</text:p>
      <text:p text:style-name="Text_20_body">– Chapeuzinho, por favor, leve esta linda cesta de doces para sua avó, mas evite o caminho da floresta, pois ele é muito perigoso. Escolha o caminho do bosque e não fale com estranhos.</text:p>
      <text:p text:style-name="Text_20_body">Chapeuzinho amava sua avó e saiu muito rapidamente de casa, cantando de alegria. Ela queria fazer uma surpresa para sua avó e começou a colher as flores que encontrava no caminho.</text:p>
      <text:p text:style-name="Text_20_body">A menina estava distraída com as flores, quando deu de cara com o lobo mau. Chapeuzinho não sabia que aquele era o lobo malvado, por isso não se assustou e nem sentiu medo.</text:p>
      <text:p text:style-name="Text_20_body">– Bom dia, Chapeuzinho Vermelho.</text:p>
      <text:p text:style-name="Text_20_body">– Bom dia.</text:p>
      <text:p text:style-name="Text_20_body">– Onde você está indo assim tão cedinho?</text:p>
      <text:p text:style-name="Text_20_body">– Vou visitar minha vovozinha, que está muito doente.</text:p>
      <text:p text:style-name="Text_20_body">O lobo esperto disse a ela:</text:p>
      <text:p text:style-name="Text_20_body">– Por que você não vai pela floresta? A floresta é o caminho mais rápido para a casa da sua avó.</text:p>
      <text:p text:style-name="Text_20_body">Ela ficou em dúvida, porque não gostava de desobedecer sua mãe, mas resolveu seguir o conselho do lobo. Enquanto chapeuzinho seguia pelo caminho da floresta, o lobo rapidamente seguiu pelo caminho bosque, cantando e correndo. O lobo chegou na casa da vovozinha e bateu na porta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7:30.477614777</meta:creation-date>
    <dc:date>2022-04-14T14:47:07.976891630</dc:date>
    <meta:editing-duration>PT9M37S</meta:editing-duration>
    <meta:editing-cycles>1</meta:editing-cycles>
    <meta:document-statistic meta:table-count="0" meta:image-count="0" meta:object-count="0" meta:page-count="1" meta:paragraph-count="12" meta:word-count="238" meta:character-count="1325" meta:non-whitespace-character-count="1093"/>
    <meta:generator>LibreOffice/6.4.7.2$Linux_X86_64 LibreOffice_project/40$Build-2</meta:generator>
  </office:meta>
</office:document-meta>
</file>